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25.8pt" style:use-optimal-row-height="fals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32.4pt" style:use-optimal-row-height="false" fo:break-before="auto"/>
    </style:style>
    <style:style style:name="ro12" style:family="table-row">
      <style:table-row-properties style:row-height="16.8pt" style:use-optimal-row-height="false" fo:break-before="auto"/>
    </style:style>
    <style:style style:name="ro13" style:family="table-row">
      <style:table-row-properties style:row-height="21.6pt" style:use-optimal-row-height="false" fo:break-before="auto"/>
    </style:style>
    <style:style style:name="ro14" style:family="table-row">
      <style:table-row-properties style:row-height="20.4pt" style:use-optimal-row-height="false" fo:break-before="auto"/>
    </style:style>
    <style:style style:name="ro15" style:family="table-row">
      <style:table-row-properties style:row-height="13.2pt" style:use-optimal-row-height="false" fo:break-before="auto"/>
    </style:style>
    <style:style style:name="ro16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8"/>
        <table:table-column table:style-name="co2" table:default-cell-style-name="ce8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[ãˈ])o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ˈ)a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o(?![juɫ])</text:p>
          </table:table-cell>
          <table:table-cell office:value-type="string" table:style-name="ce8">
            <text:p>ɔ / o</text:p>
          </table:table-cell>
          <table:table-cell office:value-type="string" table:style-name="ce13">
            <text:p>T47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e(?![juɫs̃])</text:p>
          </table:table-cell>
          <table:table-cell office:value-type="string" table:style-name="ce8">
            <text:p>e / i</text:p>
          </table:table-cell>
          <table:table-cell office:value-type="string" table:style-name="ce14">
            <text:p>T48</text:p>
          </table:table-cell>
          <table:table-cell table:style-name="ce12"/>
          <table:table-cell table:number-columns-repeated="16380" table:style-name="ce11"/>
        </table:table-row>
        <table:table-row table:style-name="ro7">
          <table:table-cell office:value-type="string" table:style-name="ce8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a(?=(m|n|nh)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50</text:p>
          </table:table-cell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(?&lt;=ˈ(b|c|ch|d|f|g|ʒ|l|lh|m|n|nh|p|q|r|rr|ss|s|t|v|x|z|pr|br|tr|dr|kr|gr|fr|vr|pl|bl|kl|gl|fl))o(?![ju])</text:p>
          </table:table-cell>
          <table:table-cell office:value-type="string" table:style-name="ce8">
            <text:p>/O/</text:p>
          </table:table-cell>
          <table:table-cell office:value-type="string" table:style-name="ce13">
            <text:p>T51</text:p>
          </table:table-cell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(?&lt;=ˈ)o(?![ju])</text:p>
          </table:table-cell>
          <table:table-cell office:value-type="string" table:style-name="ce8">
            <text:p>/O/</text:p>
          </table:table-cell>
          <table:table-cell office:value-type="string" table:style-name="ce13">
            <text:p>T5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ô</text:p>
          </table:table-cell>
          <table:table-cell office:value-type="string" table:style-name="ce8">
            <text:p>o</text:p>
          </table:table-cell>
          <table:table-cell office:value-type="string" table:style-name="ce13">
            <text:p>T5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ou</text:p>
          </table:table-cell>
          <table:table-cell office:value-type="string" table:style-name="ce8">
            <text:p>o</text:p>
          </table:table-cell>
          <table:table-cell office:value-type="string" table:style-name="ce13">
            <text:p>T54</text:p>
          </table:table-cell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(?&lt;=ˈ(b|c|ch|d|f|g|gu|ʒ|l|lh|m|n|nh|p|q|qu|r|rr|ss|s|t|v|x|z|pr|br|tr|dr|kr|gr|fr|vr|pl|bl|kl|gl|fl))e(?![̃w])</text:p>
          </table:table-cell>
          <table:table-cell office:value-type="string" table:style-name="ce8">
            <text:p>/E/</text:p>
          </table:table-cell>
          <table:table-cell office:value-type="string" table:style-name="ce13">
            <text:p>T5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)e(?![̃w])</text:p>
          </table:table-cell>
          <table:table-cell office:value-type="string" table:style-name="ce8">
            <text:p>/E/</text:p>
          </table:table-cell>
          <table:table-cell office:value-type="string" table:style-name="ce13">
            <text:p>T5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ê</text:p>
          </table:table-cell>
          <table:table-cell office:value-type="string" table:style-name="ce8">
            <text:p>e</text:p>
          </table:table-cell>
          <table:table-cell office:value-type="string" table:style-name="ce13">
            <text:p>T57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58</text:p>
          </table:table-cell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office:value-type="string" table:style-name="ce13">
            <text:p>T59</text:p>
          </table:table-cell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office:value-type="string" table:style-name="ce13">
            <text:p>T6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x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6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b(?=(a|ɐ|e|ɛ|/E/|ɨ|i|j|o|ɔ|/O/|u|w|ɐ̃|ẽ|ĩ|õ|ũ|j̃|w̃))</text:p>
          </table:table-cell>
          <table:table-cell office:value-type="string" table:style-name="ce14">
            <text:p>β</text:p>
          </table:table-cell>
          <table:table-cell office:value-type="string" table:style-name="ce13">
            <text:p>T62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(a|ɐ|e|ɛ|/E/|ɨ|i|o|ɔ|/O/|u|j|w)ˈ)b(?=(a|ɐ|e|ɛ|/E/|ɨ|i|j|o|ɔ|/O/|u|w|ɐ̃|ẽ|ĩ|õ|ũ|j̃|w̃))</text:p>
          </table:table-cell>
          <table:table-cell office:value-type="string" table:style-name="ce14">
            <text:p>β</text:p>
          </table:table-cell>
          <table:table-cell office:value-type="string" table:style-name="ce13">
            <text:p>T63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(a|ɐ|e|ɛ|/E/|ɨ|i|j|o|ɔ|/O/|u|w))d(?=(a|ɐ|e|ɛ|/E/|ɨ|i|j|o|ɔ|/O/|u|w|ɐ̃|ẽ|ĩ|õ|ũ|j̃|w̃))</text:p>
          </table:table-cell>
          <table:table-cell office:value-type="string" table:style-name="ce8">
            <text:p>ð</text:p>
          </table:table-cell>
          <table:table-cell office:value-type="string" table:style-name="ce13">
            <text:p>T64</text:p>
          </table:table-cell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(a|ɐ|e|ɛ|/E/|ɨ|i|o|ɔ|/O/|u|j|w)ˈ)d(?=(a|ɐ|e|ɛ|/E/|ɨ|i|j|o|ɔ|/O/|u|w|ɐ̃|ẽ|ĩ|õ|ũ|j̃|w̃))</text:p>
          </table:table-cell>
          <table:table-cell office:value-type="string" table:style-name="ce8">
            <text:p>ð</text:p>
          </table:table-cell>
          <table:table-cell office:value-type="string" table:style-name="ce13">
            <text:p>T6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ɛ|/E/|ẽ|i|ĩ|ɨ)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6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u(?=(ɐj|ɐ̃j̃|e|ɛ|/E/|ẽ|i|ĩ|ɨ))</text:p>
          </table:table-cell>
          <table:table-cell office:value-type="string" table:style-name="ce8">
            <text:p>g</text:p>
          </table:table-cell>
          <table:table-cell office:value-type="string" table:style-name="ce13">
            <text:p>T6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office:value-type="string" table:style-name="ce13">
            <text:p>T68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j|o|ɔ|/O/|u|w))g(?=(a|ɐ|e|ɛ|/E/|ɨ|i|j|o|ɔ|/O/|u|w|ɐ̃|ẽ|ĩ|õ|ũ|j̃|w̃))</text:p>
          </table:table-cell>
          <table:table-cell office:value-type="string" table:style-name="ce8">
            <text:p>ɣ</text:p>
          </table:table-cell>
          <table:table-cell office:value-type="string" table:style-name="ce13">
            <text:p>T6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o|ɔ|/O/|u|j|w)ˈ)g(?=(a|ɐ|e|ɛ|/E/|ɨ|i|j|o|ɔ|/O/|u|w|ɐ̃|ẽ|ĩ|õ|ũ|j̃|w̃))</text:p>
          </table:table-cell>
          <table:table-cell office:value-type="string" table:style-name="ce8">
            <text:p>ɣ</text:p>
          </table:table-cell>
          <table:table-cell office:value-type="string" table:style-name="ce13">
            <text:p>T70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s(?=(a|ɐ|e|ɛ|/E/|ɨ|i|j|o|ɔ|/O/|u|w))</text:p>
          </table:table-cell>
          <table:table-cell office:value-type="string" table:style-name="ce8">
            <text:p>z</text:p>
          </table:table-cell>
          <table:table-cell office:value-type="string" table:style-name="ce13">
            <text:p>T71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s(?=(a|ɐ|e|ɛ|/E/|ɨ|i|j|o|ɔ|/O/|u|w))</text:p>
          </table:table-cell>
          <table:table-cell office:value-type="string" table:style-name="ce8">
            <text:p>z</text:p>
          </table:table-cell>
          <table:table-cell office:value-type="string" table:style-name="ce13">
            <text:p>T72</text:p>
          </table:table-cell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office:value-type="string" table:style-name="ce13">
            <text:p>T73</text:p>
          </table:table-cell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(ɐj|ɐ̃j̃|e|ɛ|/E/|ẽ|i|ĩ|ɨ))</text:p>
          </table:table-cell>
          <table:table-cell office:value-type="string" table:style-name="ce8">
            <text:p>k</text:p>
          </table:table-cell>
          <table:table-cell office:value-type="string" table:style-name="ce13">
            <text:p>T74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ɐ̃j̃|e|ɛ|/E/|ẽ|i|ĩ|ɨ))</text:p>
          </table:table-cell>
          <table:table-cell office:value-type="string" table:style-name="ce8">
            <text:p>s</text:p>
          </table:table-cell>
          <table:table-cell office:value-type="string" table:style-name="ce13">
            <text:p>T75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office:value-type="string" table:style-name="ce13">
            <text:p>T76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77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78</text:p>
          </table:table-cell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7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80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81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ɛ|/E/|ẽ|i|ĩ|ɨ))</text:p>
          </table:table-cell>
          <table:table-cell office:value-type="string" table:style-name="ce8">
            <text:p>k</text:p>
          </table:table-cell>
          <table:table-cell office:value-type="string" table:style-name="ce13">
            <text:p>T82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office:value-type="string" table:style-name="ce13">
            <text:p>T83</text:p>
          </table:table-cell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office:value-type="string" table:style-name="ce13">
            <text:p>T84</text:p>
          </table:table-cell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office:value-type="string" table:style-name="ce13">
            <text:p>T8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office:value-type="string" table:style-name="ce13">
            <text:p>T8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r(?=[ˈbdfgʃɲʎʒklmnpstvz])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87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88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r(?=(a|ɐ|e|ɛ|/E/|ɨ|i|j|o|ɔ|/O/|u|w|ɐ̃|ẽ|ĩ|õ|ũ|j̃|w̃))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8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r(?=(a|ɐ|e|ɛ|/E/|ɨ|i|j|o|ɔ|/O/|u|w|ɐ̃|ẽ|ĩ|õ|ũ|j̃|w̃))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90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9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office:value-type="string" table:style-name="ce13">
            <text:p>T9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office:value-type="string" table:style-name="ce13">
            <text:p>T93</text:p>
          </table:table-cell>
          <table:table-cell table:style-name="ce10"/>
          <table:table-cell table:number-columns-repeated="16380" table:style-name="ce9"/>
        </table:table-row>
        <table:table-row table:number-rows-repeated="1048483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30T17:03:54Z</dc:date>
  </office:meta>
</office:document-meta>
</file>